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f814" officeooo:paragraph-rsid="0012f8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32634113" text:style-name="L1">
        <text:list-item>
          <text:p text:style-name="P1">Use the Database.java source file from <text:a xlink:type="simple" xlink:href="https://github.com/KernelGamut32/capstone2-resources" text:style-name="Internet_20_link" text:visited-style-name="Visited_20_Internet_20_Link">https://github.com/KernelGamut32/capstone2-resources</text:a> </text:p>
        </text:list-item>
        <text:list-item>
          <text:p text:style-name="P1">Createa a new Spring Boot application including the Spring Web starter</text:p>
          <text:list>
            <text:list-item>
              <text:p text:style-name="P1">mvn clean install</text:p>
            </text:list-item>
            <text:list-item>
              <text:p text:style-name="P1">java –jar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5:40:12.262415729</meta:creation-date>
    <meta:generator>LibreOffice/6.4.6.2$Linux_X86_64 LibreOffice_project/40$Build-2</meta:generator>
    <dc:date>2021-03-03T15:54:51.094133791</dc:date>
    <meta:editing-duration>PT3M42S</meta:editing-duration>
    <meta:editing-cycles>1</meta:editing-cycles>
    <meta:document-statistic meta:table-count="0" meta:image-count="0" meta:object-count="0" meta:page-count="1" meta:paragraph-count="5" meta:word-count="28" meta:character-count="193" meta:non-whitespace-character-count="173"/>
  </office:meta>
</office:document-meta>
</file>